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d545" officeooo:paragraph-rsid="0019d545"/>
    </style:style>
    <style:style style:name="P2" style:family="paragraph" style:parent-style-name="Standard">
      <style:paragraph-properties fo:text-align="start" style:justify-single-word="false"/>
      <style:text-properties officeooo:rsid="0019d545" officeooo:paragraph-rsid="0019d545"/>
    </style:style>
    <style:style style:name="P3" style:family="paragraph" style:parent-style-name="Standard">
      <style:paragraph-properties fo:text-align="start" style:justify-single-word="false"/>
      <style:text-properties fo:font-weight="bold" officeooo:rsid="0019d545" officeooo:paragraph-rsid="0019d54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9d545" officeooo:paragraph-rsid="0019d545"/>
    </style:style>
    <style:style style:name="P5" style:family="paragraph" style:parent-style-name="Standard" style:list-style-name="List_20_1" style:master-page-name="">
      <loext:graphic-properties draw:fill="none"/>
      <style:paragraph-properties fo:margin-left="0.4366in" fo:margin-right="0in" fo:text-align="start" style:justify-single-word="false" fo:text-indent="-0.1252in" style:auto-text-indent="false" style:page-number="auto" fo:background-color="transparent"/>
      <style:text-properties fo:font-weight="normal" officeooo:rsid="0019d545" officeooo:paragraph-rsid="0019d545" style:font-weight-asian="normal" style:font-weight-complex="normal"/>
    </style:style>
    <style:style style:name="P6" style:family="paragraph" style:parent-style-name="Standard" style:list-style-name="List_20_1" style:master-page-name="">
      <loext:graphic-properties draw:fill="none"/>
      <style:paragraph-properties fo:margin-left="0.4366in" fo:margin-right="0in" fo:text-align="start" style:justify-single-word="false" fo:text-indent="-0.1252in" style:auto-text-indent="false" style:page-number="auto" fo:background-color="transparent"/>
      <style:text-properties fo:font-style="normal" fo:font-weight="normal" officeooo:rsid="0019d545" officeooo:paragraph-rsid="0019d545" style:font-style-asian="normal" style:font-weight-asian="normal" style:font-style-complex="normal" style:font-weight-complex="normal"/>
    </style:style>
    <style:style style:name="P7" style:family="paragraph" style:parent-style-name="Standard" style:list-style-name="List_20_1">
      <loext:graphic-properties draw:fill="none"/>
      <style:paragraph-properties fo:margin-left="0.4366in" fo:margin-right="0in" fo:text-align="start" style:justify-single-word="false" fo:text-indent="-0.1252in" style:auto-text-indent="false" fo:background-color="transparent"/>
      <style:text-properties fo:font-weight="bold" officeooo:rsid="0019d545" officeooo:paragraph-rsid="0019d545" style:font-weight-asian="bold" style:font-weight-complex="bold"/>
    </style:style>
    <style:style style:name="P8" style:family="paragraph" style:parent-style-name="Standard" style:list-style-name="List_20_1">
      <loext:graphic-properties draw:fill="none"/>
      <style:paragraph-properties fo:margin-left="0.4366in" fo:margin-right="0in" fo:text-align="start" style:justify-single-word="false" fo:text-indent="-0.1252in" style:auto-text-indent="false" fo:background-color="transparent"/>
      <style:text-properties fo:font-weight="normal" officeooo:rsid="0019d545" officeooo:paragraph-rsid="0019d545" style:font-weight-asian="normal" style:font-weight-complex="normal"/>
    </style:style>
    <style:style style:name="P9" style:family="paragraph" style:parent-style-name="Standard" style:list-style-name="List_20_1">
      <loext:graphic-properties draw:fill="none"/>
      <style:paragraph-properties fo:margin-left="0.4366in" fo:margin-right="0in" fo:text-align="start" style:justify-single-word="false" fo:text-indent="-0.1252in" style:auto-text-indent="false" fo:background-color="transparent"/>
      <style:text-properties fo:font-style="normal" fo:font-weight="normal" officeooo:rsid="0019d545" officeooo:paragraph-rsid="0019d545" style:font-style-asian="normal" style:font-weight-asian="normal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.4366in" fo:margin-right="0in" fo:text-align="start" style:justify-single-word="false" fo:text-indent="-0.1252in" style:auto-text-indent="false" fo:background-color="transparent"/>
      <style:text-properties fo:font-style="normal" fo:font-weight="normal" officeooo:rsid="0019d545" officeooo:paragraph-rsid="0019d545" style:font-style-asian="normal" style:font-weight-asian="normal" style:font-style-complex="normal" style:font-weight-complex="normal"/>
    </style:style>
    <style:style style:name="P11" style:family="paragraph" style:parent-style-name="Standard" style:list-style-name="List_20_1" style:master-page-name="">
      <loext:graphic-properties draw:fill="none"/>
      <style:paragraph-properties fo:margin-left="0.4366in" fo:margin-right="0in" fo:text-align="start" style:justify-single-word="false" fo:text-indent="-0.1252in" style:auto-text-indent="false" style:page-number="auto" fo:background-color="transparent"/>
      <style:text-properties fo:font-style="normal" fo:font-weight="bold" officeooo:rsid="001a7e5c" officeooo:paragraph-rsid="001a7e5c" style:font-style-asian="normal" style:font-weight-asian="bold" style:font-style-complex="normal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tyle="normal" fo:font-weight="normal" officeooo:rsid="0019d545" officeooo:paragraph-rsid="0019d545" style:font-style-asian="normal" style:font-weight-asian="normal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tyle="normal" fo:font-weight="bold" officeooo:rsid="0019d545" officeooo:paragraph-rsid="0019d545" style:font-style-asian="normal" style:font-weight-asian="bold" style:font-style-complex="normal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tyle="normal" fo:font-weight="normal" officeooo:rsid="0019d545" officeooo:paragraph-rsid="0019d545" style:font-style-asian="normal" style:font-weight-asian="normal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tyle="normal" fo:font-weight="bold" officeooo:rsid="001a7e5c" officeooo:paragraph-rsid="001a7e5c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ing</text:p>
      <text:p text:style-name="P1"/>
      <text:p text:style-name="P1"/>
      <text:p text:style-name="P2"/>
      <text:p text:style-name="P3">Unit Testing:</text:p>
      <text:list xml:id="list3997439675" text:style-name="List_20_1">
        <text:list-item>
          <text:p text:style-name="P5">Unit testing will be done with phpunit</text:p>
        </text:list-item>
        <text:list-item>
          <text:p text:style-name="P8">All functions must have tests</text:p>
        </text:list-item>
        <text:list-item>
          <text:p text:style-name="P7"><text:span text:style-name="T1">Unit tests are located in </text:span><text:span text:style-name="T2">Source/opentray/tests/Unit</text:span></text:p>
        </text:list-item>
        <text:list-item>
          <text:p text:style-name="P9">Unit tests can be created using "php artisan make:test UserTest --unit"</text:p>
        </text:list-item>
        <text:list-item>
          <text:p text:style-name="P7"><text:span text:style-name="T2">Documentation can be found at </text:span><text:a xlink:type="simple" xlink:href="https://laravel.com/docs/5.8/testing" text:style-name="Internet_20_link" text:visited-style-name="Visited_20_Internet_20_Link"><text:span text:style-name="T2">https://laravel.com/docs/5.8/testing</text:span></text:a></text:p>
        </text:list-item>
      </text:list>
      <text:p text:style-name="P10"/>
      <text:p text:style-name="P12"/>
      <text:p text:style-name="P12"/>
      <text:p text:style-name="P13">System Testing:</text:p>
      <text:list xml:id="list203717936848519" text:continue-numbering="true" text:style-name="List_20_1">
        <text:list-item>
          <text:p text:style-name="P6">System testing is done with Dusk.</text:p>
        </text:list-item>
        <text:list-item>
          <text:p text:style-name="P9">You'll need to install the package "chromium-chromedriver"</text:p>
        </text:list-item>
        <text:list-item>
          <text:p text:style-name="P9">All interactable elements (buttons, textboxes, etc) must have a dusk tag, use all lowercase for names, ie "&lt;button dusk="submit_button"&gt;Submit&lt;/button&gt;".</text:p>
        </text:list-item>
        <text:list-item>
          <text:p text:style-name="P9">Tests can be run using "php artisan dusk"</text:p>
        </text:list-item>
        <text:list-item>
          <text:p text:style-name="P9">Documentation can be found at <text:a xlink:type="simple" xlink:href="https://laravel.com/docs/5.8/dusk" text:style-name="Internet_20_link" text:visited-style-name="Visited_20_Internet_20_Link">https://laravel.com/docs/5.8/dusk</text:a></text:p>
        </text:list-item>
      </text:list>
      <text:p text:style-name="P10"/>
      <text:p text:style-name="P12"/>
      <text:p text:style-name="P12"/>
      <text:p text:style-name="P15">Other:</text:p>
      <text:p text:style-name="P15"><text:span text:style-name="T1"/></text:p>
      <text:list xml:id="list203718197638036" text:continue-numbering="true" text:style-name="List_20_1">
        <text:list-item>
          <text:p text:style-name="P11"><text:span text:style-name="T1">Blackbox testing by having an end user use the system with minimal direction from developer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8:20:43.014208973</meta:creation-date>
    <dc:date>2019-12-10T20:37:16.688356309</dc:date>
    <meta:editing-duration>PT7M3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14" meta:character-count="748" meta:non-whitespace-character-count="661"/>
  </office:meta>
</office:document-meta>
</file>